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fo:font-weight="bold" style:font-weight-asian="bold" style:font-weight-complex="bold"/>
    </style:style>
    <style:style style:name="P5" style:family="paragraph" style:parent-style-name="Standard" style:list-style-name="L5">
      <style:text-properties fo:font-weight="bold" style:font-weight-asian="bold" style:font-weight-complex="bold"/>
    </style:style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P7" style:family="paragraph" style:parent-style-name="Standard" style:list-style-name="L3">
      <style:text-properties fo:font-weight="normal" style:font-weight-asian="normal" style:font-weight-complex="normal"/>
    </style:style>
    <style:style style:name="P8" style:family="paragraph" style:parent-style-name="Standard" style:list-style-name="L5">
      <style:text-properties fo:font-weight="normal" style:font-weight-asian="normal" style:font-weight-complex="normal"/>
    </style:style>
    <style:style style:name="P9" style:family="paragraph" style:parent-style-name="Standard" style:list-style-name="L4">
      <style:text-properties fo:font-weight="normal" style:font-weight-asian="normal" style:font-weight-complex="normal"/>
    </style:style>
    <style:style style:name="P10" style:family="paragraph" style:parent-style-name="Standard" style:list-style-name="L5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ymer in confined space : MC simulation (Minor project)</text:p>
      <text:p text:style-name="P1"/>
      <text:list xml:id="list1307457542" text:style-name="L1">
        <text:list-item>
          <text:p text:style-name="P4">Input data structures</text:p>
        </text:list-item>
      </text:list>
      <text:p text:style-name="P1"/>
      <text:list xml:id="list1175457819" text:style-name="L2">
        <text:list-item>
          <text:p text:style-name="P6">int : Number of monomers</text:p>
        </text:list-item>
        <text:list-item>
          <text:p text:style-name="P6">float : bond length</text:p>
        </text:list-item>
        <text:list-item>
          <text:p text:style-name="P6">float : bond diameter</text:p>
        </text:list-item>
        <text:list-item>
          <text:p text:style-name="P6">float : slab thickness</text:p>
        </text:list-item>
        <text:list-item>
          <text:p text:style-name="P6">int : number of conformations wanted</text:p>
        </text:list-item>
        <text:list-item>
          <text:p text:style-name="P6">bool : volume exclusion</text:p>
        </text:list-item>
        <text:list-item>
          <text:p text:style-name="P6">float : minimal correlation threshold</text:p>
        </text:list-item>
        <text:list-item>
          <text:p text:style-name="P6">string : type of collisions detector</text:p>
        </text:list-item>
      </text:list>
      <text:p text:style-name="P2"/>
      <text:p text:style-name="P2"/>
      <text:p text:style-name="P2"/>
      <text:p text:style-name="P1">Output data</text:p>
      <text:p text:style-name="P1"><text:tab/>For each accepted conformation (uncorrelated)</text:p>
      <text:list xml:id="list1006720709" text:style-name="L3">
        <text:list-item>
          <text:list>
            <text:list-item>
              <text:p text:style-name="P7">end-to-end distance</text:p>
            </text:list-item>
            <text:list-item>
              <text:p text:style-name="P7">gyroradius</text:p>
            </text:list-item>
            <text:list-item>
              <text:p text:style-name="P7">full conformation (position of each monomer)</text:p>
            </text:list-item>
            <text:list-item>
              <text:p text:style-name="P7">number of pivoting attemps</text:p>
            </text:list-item>
            <text:list-item>
              <text:p text:style-name="P7">number of accepted pivoting</text:p>
            </text:list-item>
            <text:list-item>
              <text:p text:style-name="P7">number of monomers moves</text:p>
            </text:list-item>
          </text:list>
        </text:list-item>
      </text:list>
      <text:p text:style-name="P1"/>
      <text:p text:style-name="P1"/>
      <text:p text:style-name="P1"><text:tab/>For each accepted polymer move </text:p>
      <text:list xml:id="list1868010626" text:style-name="L4">
        <text:list-item>
          <text:list>
            <text:list-item>
              <text:p text:style-name="P9">auto-correlation</text:p>
            </text:list-item>
          </text:list>
        </text:list-item>
      </text:list>
      <text:p text:style-name="P1"><text:tab/></text:p>
      <text:list xml:id="list1380381218" text:style-name="L5">
        <text:list-item>
          <text:p text:style-name="P10"><text:span text:style-name="T2">Overall algorithm<text:line-break/><text:line-break/></text:span><text:span text:style-name="T1">currentPolyer , oldPolymer <text:s/>= generateStartingConformation()</text:span></text:p>
          <text:p text:style-name="P5">For <text:span text:style-name="T1">i=1 to Nconformations<text:line-break/> <text:s/>|<text:tab/></text:span>Do<text:line-break/><text:span text:style-name="T1"> <text:s/>|<text:tab/> <text:s/>|<text:tab/>collisions=False</text:span></text:p>
          <text:p text:style-name="P8"><text:s text:c="2"/>|<text:tab/> <text:s/>|<text:tab/>nextPolymer=currentPolymer</text:p>
          <text:p text:style-name="P8"><text:s text:c="2"/>|<text:tab/> <text:s/>|<text:tab/>Mp = selectMonmerAsPivot(nextPolymer) <text:span text:style-name="T2"><text:line-break/> <text:s/>|<text:tab/> <text:s/>|<text:tab/></text:span>nextPolymer = proposeMove(moveType,Mp)</text:p>
          <text:p text:style-name="P5"><text:s text:c="2"/>|<text:tab/> <text:s/>|</text:p>
          <text:p text:style-name="P8"><text:span text:style-name="T2"><text:s text:c="2"/>| </text:span><text:tab/> <text:s/>|<text:tab/>collisions= checkGeometryCollision(nextPolymer, geometry)</text:p>
          <text:p text:style-name="P8"><text:s text:c="2"/>|<text:tab/> <text:s/>|<text:tab/><text:span text:style-name="T2">If </text:span>SAW:</text:p>
          <text:p text:style-name="P8"><text:s text:c="2"/>|<text:tab/> <text:s/>|<text:tab/><text:tab/>collisions+= checkVolumeExclusion(nextPolymer)</text:p>
          <text:p text:style-name="P8"><text:s text:c="2"/>|<text:tab/> <text:s/>|</text:p>
          <text:p text:style-name="P8"><text:s text:c="2"/>|<text:tab/> <text:s/>|<text:tab/><text:span text:style-name="T2">If </text:span>not collisions</text:p>
          <text:p text:style-name="P8"><text:s text:c="2"/>|<text:tab/> <text:s/>|<text:tab/><text:tab/>currentPolymer = nextPolymer</text:p>
          <text:p text:style-name="P8"><text:s text:c="2"/>|<text:tab/> <text:s/>|</text:p>
          <text:p text:style-name="P8"><text:s text:c="2"/>|<text:tab/><text:span text:style-name="T2">While </text:span>collisions = True OR correlations(currentPolymer, oldPolymer) &gt;minCorrelations</text:p>
          <text:p text:style-name="P8"><text:s text:c="2"/>|<text:tab/>saveConformation(curentPolymer)</text:p>
          <text:p text:style-name="P8"><text:s text:c="2"/>|<text:tab/>oldPolymer=currentPolymer</text:p>
          <text:p text:style-name="P5">End For<text:span text:style-name="T1"><text:line-break/><text:line-break/></text:span></text:p>
        </text:list-item>
        <text:list-item>
          <text:p text:style-name="P5"><text:soft-page-break/>Detailed algorithm : With plane pivot method<text:span text:style-name="T3"><text:line-break/></text:span><text:span text:style-name="T4">Version 1 : <text:s/></text:span><text:span text:style-name="T5">First move then check collisions</text:span><text:line-break/><text:span text:style-name="T1">currentPolyer = oldPolymer <text:s/>= generateStartingConformation()</text:span></text:p>
          <text:p text:style-name="P5">For <text:span text:style-name="T1">i=1 to Nconformations</text:span></text:p>
          <text:p text:style-name="P5"><text:span text:style-name="T1"><text:s text:c="2"/>|<text:tab/></text:span>Do</text:p>
          <text:p text:style-name="P8"><text:s text:c="2"/>|<text:tab/> <text:s/>|<text:tab/>collisions=False</text:p>
          <text:p text:style-name="P8"><text:s text:c="2"/>|<text:tab/> <text:s/>|<text:tab/>nextPolymer=currentPolymer</text:p>
          <text:p text:style-name="P8"><text:s text:c="2"/>|<text:tab/> <text:s/>|<text:tab/>Mp = selectMonmerAsPivot(nextPolymer) </text:p>
          <text:p text:style-name="P8"><text:s text:c="2"/>|<text:tab/> <text:s/>|<text:tab/>theta = generatePivotAngle()</text:p>
          <text:p text:style-name="P8"><text:s text:c="2"/>| <text:s/><text:tab/> <text:s/>|<text:tab/><text:span text:style-name="T2">For </text:span>j=p+1 to N</text:p>
          <text:p text:style-name="P8"><text:s text:c="2"/>|<text:tab/> <text:s/>|<text:tab/> <text:s/>|<text:tab/>deltaZ=generateRandomDeltaZ()</text:p>
          <text:p text:style-name="P8"><text:s text:c="2"/>|<text:tab/> <text:s/>|<text:tab/> <text:s/>|<text:tab/>displaceMonomer(Mj,deltaZ) <text:s/>// displace along axis, respect lenght</text:p>
          <text:p text:style-name="P8"><text:s text:c="2"/>|<text:tab/> <text:s/>|<text:tab/> <text:s/>|<text:tab/>pivotMonomer(Mj,theta)</text:p>
          <text:p text:style-name="P8"><text:s text:c="2"/>| <text:s/><text:tab/> <text:s/>|<text:tab/><text:span text:style-name="T2">End For</text:span></text:p>
          <text:p text:style-name="P5"><text:s text:c="2"/>|<text:tab/> <text:s/>|</text:p>
          <text:p text:style-name="P8"><text:span text:style-name="T2"><text:s text:c="2"/>| </text:span><text:tab/> <text:s/>|<text:tab/>collisions= checkGeometryCollision(nextPolymer, geometry)</text:p>
          <text:p text:style-name="P8"><text:s text:c="2"/>|<text:tab/> <text:s/>|<text:tab/><text:span text:style-name="T2">If </text:span>SAW:</text:p>
          <text:p text:style-name="P8"><text:s text:c="2"/>|<text:tab/> <text:s/>|<text:tab/><text:tab/>collisions+= checkVolumeExclusion(nextPolymer)</text:p>
          <text:p text:style-name="P8"><text:s text:c="2"/>|<text:tab/> <text:s/>|</text:p>
          <text:p text:style-name="P8"><text:s text:c="2"/>|<text:tab/> <text:s/>|<text:tab/><text:span text:style-name="T2">If </text:span>not collisions</text:p>
          <text:p text:style-name="P8"><text:s text:c="2"/>|<text:tab/> <text:s/>|<text:tab/><text:tab/>currentPolymer = nextPolymer</text:p>
          <text:p text:style-name="P8"><text:s text:c="2"/>|<text:tab/> <text:s/>|</text:p>
          <text:p text:style-name="P8"><text:s text:c="2"/>|<text:tab/><text:span text:style-name="T2">While </text:span>collisions = True OR correlations(currentPolymer, oldPolymer) &gt;minCorrelations</text:p>
          <text:p text:style-name="P8"><text:s text:c="2"/>|<text:tab/>saveConformation(curentPolymer)</text:p>
          <text:p text:style-name="P8"><text:s text:c="2"/>|<text:tab/>oldPolymer=currentPolymer</text:p>
          <text:p text:style-name="P5">End For<text:line-break/><text:line-break/><text:span text:style-name="T4">Version 2 : </text:span><text:span text:style-name="T5"><text:s/>Check collisions with slab after each monomer move</text:span></text:p>
          <text:p text:style-name="P8">currentPolyer = oldPolymer <text:s/>= generateStartingConformation()</text:p>
          <text:p text:style-name="P5">For <text:span text:style-name="T1">i=1 to Nconformations</text:span></text:p>
          <text:p text:style-name="P5"><text:span text:style-name="T1"><text:s text:c="2"/>|<text:tab/></text:span>Do</text:p>
          <text:p text:style-name="P8"><text:s text:c="2"/>|<text:tab/> <text:s/>|<text:tab/>collisions=False</text:p>
          <text:p text:style-name="P8"><text:s text:c="2"/>|<text:tab/> <text:s/>|<text:tab/>nextPolymer=currentPolymer</text:p>
          <text:p text:style-name="P8"><text:s text:c="2"/>|<text:tab/> <text:s/>|<text:tab/>Mp = selectMonmerAsPivot(nextPolymer) </text:p>
          <text:p text:style-name="P8"><text:s text:c="2"/>|<text:tab/> <text:s/>|<text:tab/>theta = generatePivotAngle()</text:p>
          <text:p text:style-name="P8"><text:s text:c="2"/>| <text:s/><text:tab/> <text:s/>|<text:tab/><text:span text:style-name="T2">For </text:span>j=p+1 to N</text:p>
          <text:p text:style-name="P8"><text:s text:c="2"/>|<text:tab/> <text:s/>|<text:tab/> <text:s/>|<text:tab/>deltaZ=generateRandomDeltaZ()</text:p>
          <text:p text:style-name="P8"><text:s text:c="2"/>|<text:tab/> <text:s/>|<text:tab/> <text:s/>|<text:tab/>displaceMonomer(Mj,deltaZ) <text:s/>// displace along axis, respect lenght</text:p>
          <text:p text:style-name="P8"><text:s text:c="2"/>|<text:tab/> <text:s/>|<text:tab/> <text:s/>|<text:tab/>pivotMonomer(Mj,theta)</text:p>
          <text:p text:style-name="P8"><text:s text:c="2"/>|<text:tab/> <text:s/>|<text:tab/> <text:s/>|<text:tab/>collisions= checkGeometryCollision(Mj,geometry) //break if collisions</text:p>
          <text:p text:style-name="P8"><text:s text:c="2"/>| <text:s/><text:tab/> <text:s/>|<text:tab/><text:span text:style-name="T2">End For</text:span></text:p>
          <text:p text:style-name="P5"><text:s text:c="2"/>|<text:tab/> <text:s/>|</text:p>
          <text:p text:style-name="P8"><text:s text:c="2"/>|<text:tab/> <text:s/>|<text:tab/><text:span text:style-name="T2">If </text:span>SAW:</text:p>
          <text:p text:style-name="P8"><text:s text:c="2"/>|<text:tab/> <text:s/>|<text:tab/><text:tab/>collisions+=checkVolumeExclusion(nextPolymer)</text:p>
          <text:p text:style-name="P8"><text:s text:c="2"/>|<text:tab/> <text:s/>|</text:p>
          <text:p text:style-name="P8"><text:s text:c="2"/>|<text:tab/> <text:s/>|<text:tab/><text:span text:style-name="T2">If </text:span>not collisions</text:p>
          <text:p text:style-name="P8"><text:s text:c="2"/>|<text:tab/> <text:s/>|<text:tab/><text:tab/>currentPolymer = nextPolymer</text:p>
          <text:p text:style-name="P8"><text:s text:c="2"/>|<text:tab/> <text:s/>|</text:p>
          <text:p text:style-name="P8"><text:s text:c="2"/>|<text:tab/><text:span text:style-name="T2">While </text:span>collisions = True OR correlations(currentPolymer, oldPolymer) &gt;minCorrelations</text:p>
          <text:p text:style-name="P8"><text:s text:c="2"/>|<text:tab/>saveConformation(curentPolymer)</text:p>
          <text:p text:style-name="P8"><text:s text:c="2"/>|<text:tab/>oldPolymer=currentPolymer</text:p>
          <text:p text:style-name="P5">End Fo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C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2T15:36:06</meta:creation-date>
    <dc:date>2012-09-23T13:44:13</dc:date>
    <meta:editing-duration>PT2H49M18S</meta:editing-duration>
    <meta:editing-cycles>79</meta:editing-cycles>
    <meta:generator>LibreOffice/3.4$Unix LibreOffice_project/340m1$Build-502</meta:generator>
    <meta:document-statistic meta:table-count="0" meta:image-count="0" meta:object-count="0" meta:page-count="2" meta:paragraph-count="85" meta:word-count="401" meta:character-count="2992" meta:non-whitespace-character-count="2437"/>
  </office:meta>
</office:document-meta>
</file>